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V</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V</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CONVENIENT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5">01/25/2019</text:date>, <text:time>21:07: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1-25T21:07:14.10</dc:date>
    <meta:editing-duration>P122DT7H36M42S</meta:editing-duration>
    <meta:editing-cycles>1445</meta:editing-cycles>
    <dc:creator>Seab Dinch</dc:creator>
    <meta:document-statistic meta:table-count="1" meta:cell-count="7155" meta:object-count="0"/>
  </office:meta>
</office:document-meta>
</file>